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10"/>
    <style:style style:name="ce2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1"/>
        <table:table-column table:style-name="co1" table:number-columns-repeated="2" table:default-cell-style-name="ce2"/>
        <table:table-column table:style-name="co1" table:number-columns-repeated="34" table:default-cell-style-name="Default"/>
        <table:table-row table:style-name="ro1">
          <table:table-cell table:style-name="Default" office:value-type="string" calcext:value-type="string">
            <text:p>Latitude</text:p>
          </table:table-cell>
          <table:table-cell table:style-name="Default" office:value-type="float" office:value="48.5745" calcext:value-type="float">
            <text:p>48.5745</text:p>
          </table:table-cell>
          <table:table-cell table:style-name="Default" office:value-type="float" office:value="48.5376" calcext:value-type="float">
            <text:p>48.5376</text:p>
          </table:table-cell>
          <table:table-cell table:style-name="Default" office:value-type="float" office:value="48.4655" calcext:value-type="float">
            <text:p>48.4655</text:p>
          </table:table-cell>
          <table:table-cell office:value-type="float" office:value="48.4608" calcext:value-type="float">
            <text:p>48.4608</text:p>
          </table:table-cell>
          <table:table-cell office:value-type="float" office:value="48.4356" calcext:value-type="float">
            <text:p>48.4356</text:p>
          </table:table-cell>
          <table:table-cell office:value-type="float" office:value="48.5273" calcext:value-type="float">
            <text:p>48.5273</text:p>
          </table:table-cell>
          <table:table-cell office:value-type="float" office:value="48.4529" calcext:value-type="float">
            <text:p>48.4529</text:p>
          </table:table-cell>
          <table:table-cell office:value-type="float" office:value="48.6804" calcext:value-type="float">
            <text:p>48.6804</text:p>
          </table:table-cell>
          <table:table-cell office:value-type="float" office:value="48.4562" calcext:value-type="float">
            <text:p>48.4562</text:p>
          </table:table-cell>
          <table:table-cell office:value-type="float" office:value="48.3891" calcext:value-type="float">
            <text:p>48.3891</text:p>
          </table:table-cell>
          <table:table-cell office:value-type="float" office:value="48.4382" calcext:value-type="float">
            <text:p>48.4382</text:p>
          </table:table-cell>
          <table:table-cell office:value-type="float" office:value="48.66" calcext:value-type="float">
            <text:p>48.66</text:p>
          </table:table-cell>
          <table:table-cell office:value-type="float" office:value="48.4651" calcext:value-type="float">
            <text:p>48.4651</text:p>
          </table:table-cell>
          <table:table-cell office:value-type="float" office:value="48.4281" calcext:value-type="float">
            <text:p>48.4281</text:p>
          </table:table-cell>
          <table:table-cell office:value-type="float" office:value="48.364" calcext:value-type="float">
            <text:p>48.364</text:p>
          </table:table-cell>
          <table:table-cell office:value-type="float" office:value="48.371" calcext:value-type="float">
            <text:p>48.371</text:p>
          </table:table-cell>
          <table:table-cell office:value-type="float" office:value="48.3874" calcext:value-type="float">
            <text:p>48.3874</text:p>
          </table:table-cell>
          <table:table-cell office:value-type="float" office:value="48.5677" calcext:value-type="float">
            <text:p>48.5677</text:p>
          </table:table-cell>
          <table:table-cell office:value-type="float" office:value="48.4788" calcext:value-type="float">
            <text:p>48.4788</text:p>
          </table:table-cell>
          <table:table-cell office:value-type="float" office:value="48.4655" calcext:value-type="float">
            <text:p>48.4655</text:p>
          </table:table-cell>
          <table:table-cell office:value-type="float" office:value="48.4451" calcext:value-type="float">
            <text:p>48.4451</text:p>
          </table:table-cell>
          <table:table-cell office:value-type="float" office:value="48.5014" calcext:value-type="float">
            <text:p>48.5014</text:p>
          </table:table-cell>
          <table:table-cell office:value-type="float" office:value="48.4253" calcext:value-type="float">
            <text:p>48.4253</text:p>
          </table:table-cell>
          <table:table-cell office:value-type="float" office:value="48.4161" calcext:value-type="float">
            <text:p>48.4161</text:p>
          </table:table-cell>
          <table:table-cell office:value-type="float" office:value="48.4182" calcext:value-type="float">
            <text:p>48.4182</text:p>
          </table:table-cell>
          <table:table-cell office:value-type="float" office:value="48.6701" calcext:value-type="float">
            <text:p>48.6701</text:p>
          </table:table-cell>
          <table:table-cell office:value-type="float" office:value="48.4456" calcext:value-type="float">
            <text:p>48.4456</text:p>
          </table:table-cell>
          <table:table-cell office:value-type="float" office:value="48.4683" calcext:value-type="float">
            <text:p>48.4683</text:p>
          </table:table-cell>
          <table:table-cell office:value-type="float" office:value="48.4744" calcext:value-type="float">
            <text:p>48.4744</text:p>
          </table:table-cell>
          <table:table-cell office:value-type="float" office:value="48.4205" calcext:value-type="float">
            <text:p>48.4205</text:p>
          </table:table-cell>
          <table:table-cell office:value-type="float" office:value="48.6568" calcext:value-type="float">
            <text:p>48.6568</text:p>
          </table:table-cell>
          <table:table-cell office:value-type="float" office:value="48.4533" calcext:value-type="float">
            <text:p>48.4533</text:p>
          </table:table-cell>
          <table:table-cell office:value-type="float" office:value="48.6529" calcext:value-type="float">
            <text:p>48.6529</text:p>
          </table:table-cell>
          <table:table-cell office:value-type="float" office:value="48.4865" calcext:value-type="float">
            <text:p>48.4865</text:p>
          </table:table-cell>
          <table:table-cell office:value-type="float" office:value="48.4623" calcext:value-type="float">
            <text:p>48.4623</text:p>
          </table:table-cell>
          <table:table-cell office:value-type="float" office:value="48.4359" calcext:value-type="float">
            <text:p>48.4359</text:p>
          </table:table-cell>
          <table:table-cell office:value-type="float" office:value="48.4572" calcext:value-type="float">
            <text:p>48.4572</text:p>
          </table:table-cell>
        </table:table-row>
        <table:table-row table:style-name="ro1">
          <table:table-cell table:style-name="Default" office:value-type="string" calcext:value-type="string">
            <text:p>Longitude</text:p>
          </table:table-cell>
          <table:table-cell table:style-name="Default" office:value-type="float" office:value="-123.446" calcext:value-type="float">
            <text:p>-123.446</text:p>
          </table:table-cell>
          <table:table-cell table:style-name="Default" office:value-type="float" office:value="-123.501" calcext:value-type="float">
            <text:p>-123.501</text:p>
          </table:table-cell>
          <table:table-cell table:style-name="Default" office:value-type="float" office:value="-123.321" calcext:value-type="float">
            <text:p>-123.321</text:p>
          </table:table-cell>
          <table:table-cell office:value-type="float" office:value="-123.393" calcext:value-type="float">
            <text:p>-123.393</text:p>
          </table:table-cell>
          <table:table-cell office:value-type="float" office:value="-123.486" calcext:value-type="float">
            <text:p>-123.486</text:p>
          </table:table-cell>
          <table:table-cell office:value-type="float" office:value="-123.37" calcext:value-type="float">
            <text:p>-123.37</text:p>
          </table:table-cell>
          <table:table-cell office:value-type="float" office:value="-123.477" calcext:value-type="float">
            <text:p>-123.477</text:p>
          </table:table-cell>
          <table:table-cell office:value-type="float" office:value="-123.457" calcext:value-type="float">
            <text:p>-123.457</text:p>
          </table:table-cell>
          <table:table-cell office:value-type="float" office:value="-123.338" calcext:value-type="float">
            <text:p>-123.338</text:p>
          </table:table-cell>
          <table:table-cell office:value-type="float" office:value="-123.696" calcext:value-type="float">
            <text:p>-123.696</text:p>
          </table:table-cell>
          <table:table-cell office:value-type="float" office:value="-123.396" calcext:value-type="float">
            <text:p>-123.396</text:p>
          </table:table-cell>
          <table:table-cell office:value-type="float" office:value="-123.57" calcext:value-type="float">
            <text:p>-123.57</text:p>
          </table:table-cell>
          <table:table-cell office:value-type="float" office:value="-123.3" calcext:value-type="float">
            <text:p>-123.3</text:p>
          </table:table-cell>
          <table:table-cell office:value-type="float" office:value="-123.529" calcext:value-type="float">
            <text:p>-123.529</text:p>
          </table:table-cell>
          <table:table-cell office:value-type="float" office:value="-123.554" calcext:value-type="float">
            <text:p>-123.554</text:p>
          </table:table-cell>
          <table:table-cell office:value-type="float" office:value="-123.75" calcext:value-type="float">
            <text:p>-123.75</text:p>
          </table:table-cell>
          <table:table-cell office:value-type="float" office:value="-123.717" calcext:value-type="float">
            <text:p>-123.717</text:p>
          </table:table-cell>
          <table:table-cell office:value-type="float" office:value="-123.403" calcext:value-type="float">
            <text:p>-123.403</text:p>
          </table:table-cell>
          <table:table-cell office:value-type="float" office:value="-123.365" calcext:value-type="float">
            <text:p>-123.365</text:p>
          </table:table-cell>
          <table:table-cell office:value-type="float" office:value="-123.506" calcext:value-type="float">
            <text:p>-123.506</text:p>
          </table:table-cell>
          <table:table-cell office:value-type="float" office:value="-123.328" calcext:value-type="float">
            <text:p>-123.328</text:p>
          </table:table-cell>
          <table:table-cell office:value-type="float" office:value="-123.361" calcext:value-type="float">
            <text:p>-123.361</text:p>
          </table:table-cell>
          <table:table-cell office:value-type="float" office:value="-123.405" calcext:value-type="float">
            <text:p>-123.405</text:p>
          </table:table-cell>
          <table:table-cell office:value-type="float" office:value="-123.33" calcext:value-type="float">
            <text:p>-123.33</text:p>
          </table:table-cell>
          <table:table-cell office:value-type="float" office:value="-123.314" calcext:value-type="float">
            <text:p>-123.314</text:p>
          </table:table-cell>
          <table:table-cell office:value-type="float" office:value="-123.421" calcext:value-type="float">
            <text:p>-123.421</text:p>
          </table:table-cell>
          <table:table-cell office:value-type="float" office:value="-123.361" calcext:value-type="float">
            <text:p>-123.361</text:p>
          </table:table-cell>
          <table:table-cell office:value-type="float" office:value="-123.359" calcext:value-type="float">
            <text:p>-123.359</text:p>
          </table:table-cell>
          <table:table-cell office:value-type="float" office:value="-123.381" calcext:value-type="float">
            <text:p>-123.381</text:p>
          </table:table-cell>
          <table:table-cell office:value-type="float" office:value="-123.486" calcext:value-type="float">
            <text:p>-123.486</text:p>
          </table:table-cell>
          <table:table-cell office:value-type="float" office:value="-123.643" calcext:value-type="float">
            <text:p>-123.643</text:p>
          </table:table-cell>
          <table:table-cell office:value-type="float" office:value="-123.426" calcext:value-type="float">
            <text:p>-123.426</text:p>
          </table:table-cell>
          <table:table-cell office:value-type="float" office:value="-123.404" calcext:value-type="float">
            <text:p>-123.404</text:p>
          </table:table-cell>
          <table:table-cell office:value-type="float" office:value="-123.324" calcext:value-type="float">
            <text:p>-123.324</text:p>
          </table:table-cell>
          <table:table-cell office:value-type="float" office:value="-123.309" calcext:value-type="float">
            <text:p>-123.309</text:p>
          </table:table-cell>
          <table:table-cell office:value-type="float" office:value="-123.311" calcext:value-type="float">
            <text:p>-123.311</text:p>
          </table:table-cell>
          <table:table-cell office:value-type="float" office:value="-123.549" calcext:value-type="float">
            <text:p>-123.549</text:p>
          </table:table-cell>
        </table:table-row>
        <table:table-row table:style-name="ro1">
          <table:table-cell table:style-name="Default" office:value-type="string" calcext:value-type="string">
            <text:p>Altitude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221" calcext:value-type="float">
            <text:p>221</text:p>
          </table:table-cell>
          <table:table-cell table:style-name="Default"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81" calcext:value-type="float">
            <text:p>81</text:p>
          </table:table-cell>
          <table:table-cell office:value-type="float" office:value="30" calcext:value-type="float">
            <text:p>30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office:value-type="float" office:value="74" calcext:value-type="float">
            <text:p>74</text:p>
          </table:table-cell>
          <table:table-cell office:value-type="float" office:value="115" calcext:value-type="float">
            <text:p>115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Default" office:value-type="string" calcext:value-type="string">
            <text:p>Station</text:p>
          </table:table-cell>
          <table:table-cell table:style-name="Default" office:value-type="string" calcext:value-type="string">
            <text:p>Brentwood Elementary</text:p>
          </table:table-cell>
          <table:table-cell table:style-name="Default" office:value-type="string" calcext:value-type="string">
            <text:p>Cal Revelle Nature Sanctuary</text:p>
          </table:table-cell>
          <table:table-cell table:style-name="Default" office:value-type="string" calcext:value-type="string">
            <text:p>Campus View Elementary</text:p>
          </table:table-cell>
          <table:table-cell office:value-type="string" calcext:value-type="string">
            <text:p>Colquitz Middle</text:p>
          </table:table-cell>
          <table:table-cell office:value-type="string" calcext:value-type="string">
            <text:p>Colwood Elementary</text:p>
          </table:table-cell>
          <table:table-cell office:value-type="string" calcext:value-type="string">
            <text:p>Cordova Bay Elementary</text:p>
          </table:table-cell>
          <table:table-cell office:value-type="string" calcext:value-type="string">
            <text:p>Crystal View Elementary</text:p>
          </table:table-cell>
          <table:table-cell office:value-type="string" calcext:value-type="string">
            <text:p>Deep Cove Elementary </text:p>
          </table:table-cell>
          <table:table-cell office:value-type="string" calcext:value-type="string">
            <text:p>Doncaster Elementary</text:p>
          </table:table-cell>
          <table:table-cell office:value-type="string" calcext:value-type="string">
            <text:p>Edward Milne Community</text:p>
          </table:table-cell>
          <table:table-cell office:value-type="string" calcext:value-type="string">
            <text:p>Esquimalt High</text:p>
          </table:table-cell>
          <table:table-cell office:value-type="string" calcext:value-type="string">
            <text:p>Frances Kelsey Secondary</text:p>
          </table:table-cell>
          <table:table-cell office:value-type="string" calcext:value-type="string">
            <text:p>Frank Hobbs Elementary</text:p>
          </table:table-cell>
          <table:table-cell office:value-type="string" calcext:value-type="string">
            <text:p>Happy Valley Elementary</text:p>
          </table:table-cell>
          <table:table-cell office:value-type="string" calcext:value-type="string">
            <text:p>Hans Helgesen Elementary</text:p>
          </table:table-cell>
          <table:table-cell office:value-type="string" calcext:value-type="string">
            <text:p>John Muir Elementary</text:p>
          </table:table-cell>
          <table:table-cell office:value-type="string" calcext:value-type="string">
            <text:p>Journey Middle</text:p>
          </table:table-cell>
          <table:table-cell office:value-type="string" calcext:value-type="string">
            <text:p>Keating Elementary</text:p>
          </table:table-cell>
          <table:table-cell office:value-type="string" calcext:value-type="string">
            <text:p>Lake Hill Elementary</text:p>
          </table:table-cell>
          <table:table-cell office:value-type="string" calcext:value-type="string">
            <text:p>Lakewood Elementary</text:p>
          </table:table-cell>
          <table:table-cell office:value-type="string" calcext:value-type="string">
            <text:p>Lansdowne Middle</text:p>
          </table:table-cell>
          <table:table-cell office:value-type="string" calcext:value-type="string">
            <text:p>Lochside Elementary</text:p>
          </table:table-cell>
          <table:table-cell office:value-type="string" calcext:value-type="string">
            <text:p>Macaulay Elementary</text:p>
          </table:table-cell>
          <table:table-cell office:value-type="string" calcext:value-type="string">
            <text:p>Margaret Jenkins Elementary</text:p>
          </table:table-cell>
          <table:table-cell office:value-type="string" calcext:value-type="string">
            <text:p>Monterey Middle</text:p>
          </table:table-cell>
          <table:table-cell office:value-type="string" calcext:value-type="string">
            <text:p>Parkland Secondary</text:p>
          </table:table-cell>
          <table:table-cell office:value-type="string" calcext:value-type="string">
            <text:p>Quadra Elementary</text:p>
          </table:table-cell>
          <table:table-cell office:value-type="string" calcext:value-type="string">
            <text:p>Reynolds High</text:p>
          </table:table-cell>
          <table:table-cell office:value-type="string" calcext:value-type="string">
            <text:p>Rogers Elementary</text:p>
          </table:table-cell>
          <table:table-cell office:value-type="string" calcext:value-type="string">
            <text:p>Sangster Elementary</text:p>
          </table:table-cell>
          <table:table-cell office:value-type="string" calcext:value-type="string">
            <text:p>Shawnigan Lake</text:p>
          </table:table-cell>
          <table:table-cell office:value-type="string" calcext:value-type="string">
            <text:p>Shoreline Middle</text:p>
          </table:table-cell>
          <table:table-cell office:value-type="string" calcext:value-type="string">
            <text:p>Sidney Elementary</text:p>
          </table:table-cell>
          <table:table-cell office:value-type="string" calcext:value-type="string">
            <text:p>Torquay Elementary</text:p>
          </table:table-cell>
          <table:table-cell office:value-type="string" calcext:value-type="string">
            <text:p>UVic Science Building</text:p>
          </table:table-cell>
          <table:table-cell office:value-type="string" calcext:value-type="string">
            <text:p>Willows Elementary</text:p>
          </table:table-cell>
          <table:table-cell office:value-type="string" calcext:value-type="string">
            <text:p>Willway Elementary</text:p>
          </table:table-cell>
        </table:table-row>
        <table:table-row table:style-name="ro1">
          <table:table-cell table:style-name="Default" office:value-type="string" calcext:value-type="string">
            <text:p>Code</text:p>
          </table:table-cell>
          <table:table-cell table:style-name="Default" office:value-type="string" calcext:value-type="string">
            <text:p>BW</text:p>
          </table:table-cell>
          <table:table-cell table:style-name="Default" office:value-type="string" calcext:value-type="string">
            <text:p>CR</text:p>
          </table:table-cell>
          <table:table-cell table:style-name="Default" office:value-type="string" calcext:value-type="string">
            <text:p>CP</text:p>
          </table:table-cell>
          <table:table-cell office:value-type="string" calcext:value-type="string">
            <text:p>CQ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B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EQ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H</text:p>
          </table:table-cell>
          <table:table-cell office:value-type="string" calcext:value-type="string">
            <text:p>HV</text:p>
          </table:table-cell>
          <table:table-cell office:value-type="string" calcext:value-type="string">
            <text:p>HH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N</text:p>
          </table:table-cell>
          <table:table-cell office:value-type="string" calcext:value-type="string">
            <text:p>KT</text:p>
          </table:table-cell>
          <table:table-cell office:value-type="string" calcext:value-type="string">
            <text:p>LH</text:p>
          </table:table-cell>
          <table:table-cell office:value-type="string" calcext:value-type="string">
            <text:p>LW</text:p>
          </table:table-cell>
          <table:table-cell office:value-type="string" calcext:value-type="string">
            <text:p>LD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J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QD</text:p>
          </table:table-cell>
          <table:table-cell office:value-type="string" calcext:value-type="string">
            <text:p>RH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TQ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WL</text:p>
          </table:table-cell>
          <table:table-cell office:value-type="string" calcext:value-type="string">
            <text:p>WW</text:p>
          </table:table-cell>
        </table:table-row>
        <table:table-row table:style-name="ro1" table:number-rows-repeated="33">
          <table:table-cell table:style-name="Default" table:number-columns-repeated="4"/>
          <table:table-cell table:number-columns-repeated="34"/>
        </table:table-row>
        <table:table-row table:style-name="ro1" table:number-rows-repeated="1048537">
          <table:table-cell table:number-columns-repeated="38"/>
        </table:table-row>
        <table:table-row table:style-name="ro1">
          <table:table-cell table:number-columns-repeated="3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TC" svg:font-family="'PingFang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PingFang TC" style:language-asian="zh" style:country-asian="TW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3" loext:min-decimal-places="3" number:min-integer-digits="1" number:grouping="true"/>
    </number:number-style>
    <number:number-style style:name="N110">
      <number:number number:decimal-places="4" loext:min-decimal-places="4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13">0000-00-00</text:date>, <text:time style:data-style-name="N2" text:time-value="14:47:33.626092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in Kuo</meta:initial-creator>
    <meta:creation-date>2018-12-12T17:54:37.742263000</meta:creation-date>
    <dc:date>2018-12-13T14:52:18.227054000</dc:date>
    <dc:creator>Kevin Kuo</dc:creator>
    <meta:editing-duration>PT10M15S</meta:editing-duration>
    <meta:editing-cycles>3</meta:editing-cycles>
    <meta:generator>LibreOffice/6.1.2.1$MacOSX_X86_64 LibreOffice_project/65905a128db06ba48db947242809d14d3f9a93fe</meta:generator>
    <meta:document-statistic meta:table-count="1" meta:cell-count="190" meta:object-count="0"/>
  </office:meta>
</office:document-meta>
</file>